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1cm" draw:marker-start="Arrow" draw:marker-start-width="0.12cm" draw:marker-end="Arrow" draw:marker-end-width="0.12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svg:stroke-width="0.01cm" draw:marker-start-width="0.12cm" draw:marker-end="Arrow" draw:marker-end-width="0.12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5cm" svg:height="0.75cm" svg:x="6.25cm" svg:y="5.25cm">
          <text:p text:style-name="P1"><text:span text:style-name="T1">Gold Co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75cm" svg:height="0.75cm" svg:x="3.5cm" svg:y="4.25cm">
          <text:p text:style-name="P1"><text:span text:style-name="T1">Log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75cm" svg:height="0.75cm" svg:x="4.499cm" svg:y="2.499cm">
          <text:p text:style-name="P1"><text:span text:style-name="T1">Brisb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75cm" svg:height="0.75cm" svg:x="0.25cm" svg:y="4cm">
          <text:p text:style-name="P1"><text:span text:style-name="T1">Ips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75cm" svg:height="0.75cm" svg:x="4.5cm" svg:y="0.25cm">
          <text:p text:style-name="P1"><text:span text:style-name="T1">Cabool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25cm" svg:height="0.75cm" svg:x="0.75cm" svg:y="1.5cm">
          <text:p text:style-name="P1"><text:span text:style-name="T1">Samford Vall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.125cm" svg:y1="5.25cm" svg:x2="5.374cm" svg:y2="3.249cm" draw:start-shape="id1" draw:end-shape="id2" svg:d="m7125 5250c0-1500-1751-500-1751-2001">
          <text:p text:style-name="P2">60</text:p>
          <text:p text:style-name="P2"/>
        </draw:connector>
        <draw:connector draw:style-name="gr2" draw:text-style-name="P2" draw:layer="layout" draw:type="curve" svg:x1="4.375cm" svg:y1="5cm" svg:x2="6.25cm" svg:y2="5.625cm" draw:start-shape="id3" draw:start-glue-point="2" draw:end-shape="id1" svg:d="m4375 5000c0 417 625 625 1875 625">
          <text:p text:style-name="P2">30</text:p>
        </draw:connector>
        <draw:connector draw:style-name="gr2" draw:text-style-name="P2" draw:layer="layout" draw:type="curve" svg:x1="3.5cm" svg:y1="4.625cm" svg:x2="2cm" svg:y2="4.375cm" draw:start-shape="id3" draw:start-glue-point="3" draw:end-shape="id4" draw:end-glue-point="1" svg:d="m3500 4625c-1123 0-374-250-1500-250">
          <text:p text:style-name="P2">30</text:p>
          <text:p text:style-name="P2"/>
        </draw:connector>
        <draw:connector draw:style-name="gr2" draw:text-style-name="P2" draw:layer="layout" draw:type="curve" svg:x1="1.125cm" svg:y1="4cm" svg:x2="5.374cm" svg:y2="3.249cm" draw:start-shape="id4" draw:start-glue-point="0" draw:end-shape="id2" draw:end-glue-point="2" svg:d="m1125 4000c0-751 2125-501 2125-375s2124 377 2124-376">
          <text:p text:style-name="P2">40</text:p>
          <text:p text:style-name="P2"/>
        </draw:connector>
        <draw:connector draw:style-name="gr2" draw:text-style-name="P1" draw:layer="layout" draw:type="curve" svg:x1="5.374cm" svg:y1="2.499cm" svg:x2="5.375cm" svg:y2="1cm" draw:start-shape="id2" draw:start-glue-point="0" draw:end-shape="id5" draw:end-glue-point="2" svg:d="m5374 2499c0-1123 1-374 1-1499">
          <text:p text:style-name="P1"><text:span text:style-name="T1"><text:s text:c="8"/></text:span><text:span text:style-name="T1">30</text:span></text:p>
        </draw:connector>
        <draw:connector draw:style-name="gr3" draw:text-style-name="P1" draw:layer="layout" draw:type="curve" svg:x1="4.5cm" svg:y1="0.625cm" svg:x2="1.875cm" svg:y2="1.5cm" draw:start-shape="id5" draw:start-glue-point="3" draw:end-shape="id6" draw:end-glue-point="0" svg:d="m4500 625c-1750 0-2625 291-2625 875">
          <text:p text:style-name="P1"><text:span text:style-name="T1">90</text:span></text:p>
        </draw:connector>
        <draw:connector draw:style-name="gr3" draw:text-style-name="P1" draw:layer="layout" draw:type="curve" svg:x1="4.499cm" svg:y1="2.874cm" svg:x2="1.875cm" svg:y2="2.25cm" draw:start-shape="id2" draw:start-glue-point="3" draw:end-shape="id6" draw:end-glue-point="2" svg:d="m4499 2874c-1750 0-2624-208-2624-624">
          <text:p text:style-name="P1"><text:span text:style-name="T1">40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00:07:15</meta:creation-date>
    <dc:date>2012-08-26T00:19:21</dc:date>
    <dc:creator>Darran Kartaschew</dc:creator>
    <meta:editing-duration>PT12M8S</meta:editing-duration>
    <meta:editing-cycles>4</meta:editing-cycles>
    <meta:generator>OpenOffice.org/3.4$Solaris_x86 OpenOffice.org_project/340m1$Build-9590</meta:generator>
    <meta:document-statistic meta:object-count="13"/>
  </office:meta>
</office:document-meta>
</file>